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039227BF61ACA796.png" manifest:media-type="image/png"/>
  <manifest:file-entry manifest:full-path="Pictures/100002010000034E00000082F21FDF22E0972965.png" manifest:media-type="image/png"/>
  <manifest:file-entry manifest:full-path="Pictures/100000000000034F00000207C039B9C539F6607D.png" manifest:media-type="image/png"/>
  <manifest:file-entry manifest:full-path="Pictures/100002010000034500000101F95C415857DE82C1.png" manifest:media-type="image/png"/>
  <manifest:file-entry manifest:full-path="Pictures/10000201000000A30000016570FC27CAE34213D3.png" manifest:media-type="image/png"/>
  <manifest:file-entry manifest:full-path="Pictures/100002010000013D0000017991745D3E91AC99AE.png" manifest:media-type="image/png"/>
  <manifest:file-entry manifest:full-path="Pictures/100002010000034D0000007B11B8C8369B8D191C.png" manifest:media-type="image/png"/>
  <manifest:file-entry manifest:full-path="Pictures/10000201000003430000007FE9419BCF1B49908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officeooo:rsid="0002d659" officeooo:paragraph-rsid="0002d659"/>
    </style:style>
    <style:style style:name="P3" style:family="paragraph" style:parent-style-name="Standard">
      <style:text-properties officeooo:rsid="000b5804" officeooo:paragraph-rsid="000b5804"/>
    </style:style>
    <style:style style:name="P4" style:family="paragraph" style:parent-style-name="Standard">
      <style:text-properties officeooo:rsid="000b5804" officeooo:paragraph-rsid="003596f7"/>
    </style:style>
    <style:style style:name="P5" style:family="paragraph" style:parent-style-name="Standard">
      <style:text-properties officeooo:rsid="0152f85a" officeooo:paragraph-rsid="0152f85a"/>
    </style:style>
    <style:style style:name="P6" style:family="paragraph" style:parent-style-name="Standard">
      <style:text-properties officeooo:rsid="016a739e" officeooo:paragraph-rsid="016a739e"/>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paragraph-rsid="016ad918" style:font-weight-asian="bold" style:font-weight-complex="bold"/>
    </style:style>
    <style:style style:name="P9" style:family="paragraph" style:parent-style-name="Standard">
      <style:text-properties fo:color="#000000" style:font-name="Consolas" fo:font-size="10pt" fo:font-style="italic" officeooo:rsid="016ad918" officeooo:paragraph-rsid="016ad918" fo:background-color="#e8f2fe" style:font-size-asian="10pt" style:font-style-asian="italic"/>
    </style:style>
    <style:style style:name="P10" style:family="paragraph" style:parent-style-name="Standard">
      <style:text-properties officeooo:paragraph-rsid="016d36b0"/>
    </style:style>
    <style:style style:name="P11" style:family="paragraph" style:parent-style-name="Standard">
      <style:text-properties officeooo:rsid="01720554" officeooo:paragraph-rsid="0173b40b"/>
    </style:style>
    <style:style style:name="P12" style:family="paragraph" style:parent-style-name="Standard">
      <style:text-properties officeooo:rsid="0173b40b" officeooo:paragraph-rsid="0173b40b"/>
    </style:style>
    <style:style style:name="P13" style:family="paragraph" style:parent-style-name="Heading">
      <style:paragraph-properties fo:text-align="center" style:justify-single-word="false"/>
      <style:text-properties fo:font-weight="bold" style:font-weight-asian="bold" style:font-weight-complex="bold"/>
    </style:style>
    <style:style style:name="P14" style:family="paragraph" style:parent-style-name="Text_20_body">
      <style:text-properties officeooo:rsid="0155a121" officeooo:paragraph-rsid="0155a121"/>
    </style:style>
    <style:style style:name="P15" style:family="paragraph" style:parent-style-name="Text_20_body">
      <style:text-properties officeooo:rsid="015a70fe" officeooo:paragraph-rsid="015a70fe"/>
    </style:style>
    <style:style style:name="P16" style:family="paragraph" style:parent-style-name="Text_20_body">
      <style:text-properties officeooo:rsid="015b92db" officeooo:paragraph-rsid="015b92db"/>
    </style:style>
    <style:style style:name="P17" style:family="paragraph" style:parent-style-name="Text_20_body">
      <style:text-properties officeooo:rsid="015b92db" officeooo:paragraph-rsid="0168d0af"/>
    </style:style>
    <style:style style:name="P18" style:family="paragraph" style:parent-style-name="Text_20_body">
      <style:text-properties officeooo:rsid="015b92db" officeooo:paragraph-rsid="0176af9f"/>
    </style:style>
    <style:style style:name="P19" style:family="paragraph" style:parent-style-name="Text_20_body">
      <style:text-properties officeooo:rsid="0161da13" officeooo:paragraph-rsid="0161da13"/>
    </style:style>
    <style:style style:name="P20" style:family="paragraph" style:parent-style-name="Text_20_body">
      <style:text-properties fo:font-weight="normal" officeooo:rsid="015e8d18" officeooo:paragraph-rsid="015e8d18" style:font-weight-asian="normal" style:font-weight-complex="normal"/>
    </style:style>
    <style:style style:name="P21" style:family="paragraph" style:parent-style-name="Text_20_body">
      <style:text-properties officeooo:rsid="015c3224" officeooo:paragraph-rsid="015c7bef"/>
    </style:style>
    <style:style style:name="P22" style:family="paragraph" style:parent-style-name="Text_20_body">
      <style:text-properties officeooo:rsid="016a739e" officeooo:paragraph-rsid="016a739e"/>
    </style:style>
    <style:style style:name="P23" style:family="paragraph" style:parent-style-name="Text_20_body">
      <style:text-properties officeooo:rsid="016d8917" officeooo:paragraph-rsid="016d8917"/>
    </style:style>
    <style:style style:name="P24" style:family="paragraph" style:parent-style-name="Text_20_body">
      <style:text-properties officeooo:paragraph-rsid="01756fef"/>
    </style:style>
    <style:style style:name="P25" style:family="paragraph" style:parent-style-name="Text_20_body">
      <style:text-properties officeooo:rsid="0036a586" officeooo:paragraph-rsid="0176446b"/>
    </style:style>
    <style:style style:name="P26" style:family="paragraph" style:parent-style-name="Text_20_body">
      <style:text-properties officeooo:rsid="0152f85a" officeooo:paragraph-rsid="01688df1"/>
    </style:style>
    <style:style style:name="P27" style:family="paragraph" style:parent-style-name="Index">
      <style:text-properties officeooo:rsid="000b5804" officeooo:paragraph-rsid="003596f7"/>
    </style:style>
    <style:style style:name="P28" style:family="paragraph" style:parent-style-name="Text_20_body" style:list-style-name="L2">
      <style:text-properties officeooo:rsid="015a70fe" officeooo:paragraph-rsid="015a70fe"/>
    </style:style>
    <style:style style:name="P29" style:family="paragraph" style:parent-style-name="Text_20_body" style:list-style-name="L3">
      <style:text-properties officeooo:rsid="016f9575" officeooo:paragraph-rsid="016f9575"/>
    </style:style>
    <style:style style:name="P30" style:family="paragraph" style:parent-style-name="Text_20_body" style:list-style-name="L4">
      <style:text-properties officeooo:rsid="016f9575" officeooo:paragraph-rsid="017e1ebe"/>
    </style:style>
    <style:style style:name="P31" style:family="paragraph" style:parent-style-name="Text_20_body" style:list-style-name="L4">
      <style:text-properties officeooo:rsid="016f9575" officeooo:paragraph-rsid="018088a8"/>
    </style:style>
    <style:style style:name="P32" style:family="paragraph" style:parent-style-name="Text_20_body">
      <style:text-properties officeooo:rsid="0161da13" officeooo:paragraph-rsid="0161da13"/>
    </style:style>
    <style:style style:name="P33" style:family="paragraph" style:parent-style-name="Text_20_body" style:list-style-name="L4">
      <style:text-properties officeooo:paragraph-rsid="017e1ebe"/>
    </style:style>
    <style:style style:name="P34" style:family="paragraph" style:parent-style-name="Text_20_body" style:list-style-name="L4">
      <style:text-properties officeooo:rsid="017e1ebe" officeooo:paragraph-rsid="017e1ebe"/>
    </style:style>
    <style:style style:name="P35" style:family="paragraph" style:parent-style-name="Text_20_body" style:list-style-name="L4">
      <style:text-properties officeooo:rsid="017f737c" officeooo:paragraph-rsid="017f737c"/>
    </style:style>
    <style:style style:name="P36" style:family="paragraph" style:parent-style-name="Text_20_body" style:list-style-name="L4">
      <style:text-properties officeooo:rsid="017ff7c0" officeooo:paragraph-rsid="017ff7c0"/>
    </style:style>
    <style:style style:name="P37" style:family="paragraph" style:parent-style-name="Text_20_body">
      <style:text-properties officeooo:rsid="017ff7c0" officeooo:paragraph-rsid="017ff7c0"/>
    </style:style>
    <style:style style:name="P38" style:family="paragraph" style:parent-style-name="Text_20_body" style:list-style-name="L4">
      <style:text-properties officeooo:rsid="01826807" officeooo:paragraph-rsid="01826807"/>
    </style:style>
    <style:style style:name="P39" style:family="paragraph" style:parent-style-name="Text_20_body" style:list-style-name="L4">
      <style:paragraph-properties fo:break-before="page"/>
      <style:text-properties officeooo:paragraph-rsid="018088a8"/>
    </style:style>
    <style:style style:name="P40"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41" style:family="paragraph" style:parent-style-name="Standard">
      <style:paragraph-properties fo:text-align="start" style:justify-single-word="false"/>
      <style:text-properties officeooo:rsid="0002d659" officeooo:paragraph-rsid="0002d659"/>
    </style:style>
    <style:style style:name="P42" style:family="paragraph" style:parent-style-name="Standard" style:list-style-name="L1">
      <style:text-properties officeooo:rsid="0152a18e" officeooo:paragraph-rsid="0152a18e"/>
    </style:style>
    <style:style style:name="P43" style:family="paragraph" style:parent-style-name="Standard">
      <style:text-properties officeooo:rsid="016f9575" officeooo:paragraph-rsid="017e1ebe"/>
    </style:style>
    <style:style style:name="P44" style:family="paragraph" style:parent-style-name="Standard" style:master-page-name="First_20_Page">
      <style:paragraph-properties style:page-number="auto"/>
    </style:style>
    <style:style style:name="P45" style:family="paragraph" style:parent-style-name="Index">
      <style:paragraph-properties fo:text-align="start" style:justify-single-word="false"/>
      <style:text-properties officeooo:rsid="0002d659" officeooo:paragraph-rsid="0002d659"/>
    </style:style>
    <style:style style:name="P46" style:family="paragraph" style:parent-style-name="Index">
      <style:paragraph-properties fo:text-align="start" style:justify-single-word="false"/>
      <style:text-properties officeooo:paragraph-rsid="0002d659"/>
    </style:style>
    <style:style style:name="P47" style:family="paragraph" style:parent-style-name="Index" style:master-page-name="Index">
      <style:paragraph-properties fo:text-align="start" style:justify-single-word="false" style:page-number="auto"/>
      <style:text-properties officeooo:paragraph-rsid="0002d659"/>
    </style:style>
    <style:style style:name="P48" style:family="paragraph" style:parent-style-name="Heading_20_1">
      <style:text-properties officeooo:rsid="016f9575" officeooo:paragraph-rsid="016f9575"/>
    </style:style>
    <style:style style:name="P49" style:family="paragraph" style:parent-style-name="Heading_20_1" style:master-page-name="Standard">
      <style:paragraph-properties style:page-number="1"/>
      <style:text-properties officeooo:rsid="003596f7" officeooo:paragraph-rsid="003596f7"/>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officeooo:paragraph-rsid="017ddb22"/>
    </style:style>
    <style:style style:name="P52" style:family="paragraph" style:parent-style-name="Heading_20_2">
      <style:text-properties officeooo:rsid="0036a586" officeooo:paragraph-rsid="0176446b"/>
    </style:style>
    <style:style style:name="P53" style:family="paragraph" style:parent-style-name="Heading_20_2">
      <style:text-properties officeooo:rsid="0155a121" officeooo:paragraph-rsid="0155a121"/>
    </style:style>
    <style:style style:name="P54" style:family="paragraph" style:parent-style-name="Heading_20_2">
      <style:text-properties fo:font-weight="normal" style:font-weight-asian="normal" style:font-weight-complex="normal"/>
    </style:style>
    <style:style style:name="P55" style:family="paragraph" style:parent-style-name="Heading_20_2">
      <style:paragraph-properties fo:break-before="page"/>
      <style:text-properties officeooo:rsid="0152a18e"/>
    </style:style>
    <style:style style:name="P56" style:family="paragraph" style:parent-style-name="Heading_20_3">
      <style:text-properties fo:font-weight="normal" style:font-weight-asian="normal" style:font-weight-complex="normal"/>
    </style:style>
    <style:style style:name="P57" style:family="paragraph" style:parent-style-name="Heading_20_3">
      <style:text-properties fo:font-weight="normal" officeooo:rsid="015e8d18" officeooo:paragraph-rsid="015e8d18" style:font-weight-asian="normal" style:font-weight-complex="normal"/>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7cm" style:type="right" style:leader-style="dotted" style:leader-text="."/>
        </style:tab-stops>
      </style:paragraph-properties>
    </style:style>
    <style:style style:name="P60"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15d816d" style:font-weight-asian="normal" style:font-weight-complex="normal"/>
    </style:style>
    <style:style style:name="T3" style:family="text">
      <style:text-properties fo:font-weight="normal" officeooo:rsid="0163bd01" style:font-weight-asian="normal" style:font-weight-complex="normal"/>
    </style:style>
    <style:style style:name="T4" style:family="text">
      <style:text-properties fo:font-weight="normal" officeooo:rsid="015d4450" style:font-weight-asian="normal" style:font-weight-complex="normal"/>
    </style:style>
    <style:style style:name="T5" style:family="text">
      <style:text-properties officeooo:rsid="0151e877"/>
    </style:style>
    <style:style style:name="T6" style:family="text">
      <style:text-properties officeooo:rsid="015d4450"/>
    </style:style>
    <style:style style:name="T7" style:family="text">
      <style:text-properties officeooo:rsid="0169cce4"/>
    </style:style>
    <style:style style:name="T8" style:family="text">
      <style:text-properties officeooo:rsid="016ad918"/>
    </style:style>
    <style:style style:name="T9" style:family="text">
      <style:text-properties officeooo:rsid="0173b40b"/>
    </style:style>
    <style:style style:name="T10" style:family="text">
      <style:text-properties officeooo:rsid="0179a398"/>
    </style:style>
    <style:style style:name="T11" style:family="text">
      <style:text-properties officeooo:rsid="017ddb22"/>
    </style:style>
    <style:style style:name="T12" style:family="text">
      <style:text-properties officeooo:rsid="016f9575"/>
    </style:style>
    <style:style style:name="T13" style:family="text">
      <style:text-properties officeooo:rsid="017e1ebe"/>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6" draw:name="Bild1" text:anchor-type="paragraph" svg:x="-0.055cm" svg:y="0cm" svg:width="16.965cm" svg:height="3.434cm" draw:z-index="0"><draw:image xlink:href="Pictures/10000201000002D100000092039227BF61ACA796.png" xlink:type="simple" xlink:show="embed" xlink:actuate="onLoad"/></draw:frame></text:p>
      <text:p text:style-name="P13">Neue Features in UliCMS 9.8.<text:span text:style-name="T5">4</text:span></text:p>
      <text:p text:style-name="Heading"/>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5"/>
      <text:p text:style-name="P45"/>
      <text:p text:style-name="P46"><draw:frame draw:style-name="fr7" draw:name="Bild2" text:anchor-type="paragraph" svg:x="0.418cm" svg:y="0.429cm" svg:width="4.313cm" svg:height="9.446cm" draw:z-index="12"><draw:image xlink:href="Pictures/10000201000000A30000016570FC27CAE34213D3.png" xlink:type="simple" xlink:show="embed" xlink:actuate="onLoad"/></draw:frame></text:p>
      <text:p text:style-name="P4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8"><text:a xlink:type="simple" xlink:href="#__RefHeading___Toc467_918909501" text:style-name="Index_20_Link" text:visited-style-name="Index_20_Link">Über dieses Dokument<text:tab/>1</text:a></text:p>
          <text:p text:style-name="P59"><text:a xlink:type="simple" xlink:href="#__RefHeading___Toc481_1318882124" text:style-name="Index_20_Link" text:visited-style-name="Index_20_Link">Zielgruppe<text:tab/>1</text:a></text:p>
          <text:p text:style-name="P58"><text:a xlink:type="simple" xlink:href="#__RefHeading___Toc447_1318882124" text:style-name="Index_20_Link" text:visited-style-name="Index_20_Link">Was ist UliCMS?<text:tab/>1</text:a></text:p>
          <text:p text:style-name="P58"><text:a xlink:type="simple" xlink:href="#__RefHeading___Toc772_1675799425" text:style-name="Index_20_Link" text:visited-style-name="Index_20_Link">Zusammenfassung der Änderungen<text:tab/>1</text:a></text:p>
          <text:p text:style-name="P59"><text:a xlink:type="simple" xlink:href="#__RefHeading___Toc752_1672869441" text:style-name="Index_20_Link" text:visited-style-name="Index_20_Link">Übersicht der neuen Features<text:tab/>1</text:a></text:p>
          <text:p text:style-name="P59"><text:a xlink:type="simple" xlink:href="#__RefHeading___Toc774_1675799425" text:style-name="Index_20_Link" text:visited-style-name="Index_20_Link">Änderungen<text:tab/>1</text:a></text:p>
          <text:p text:style-name="P59"><text:a xlink:type="simple" xlink:href="#__RefHeading___Toc776_1675799425" text:style-name="Index_20_Link" text:visited-style-name="Index_20_Link">Entfernte Features<text:tab/>1</text:a></text:p>
          <text:p text:style-name="P58"><text:a xlink:type="simple" xlink:href="#__RefHeading___Toc369_686540462" text:style-name="Index_20_Link" text:visited-style-name="Index_20_Link">Detailbeschreibung der neuen Features<text:tab/>2</text:a></text:p>
          <text:p text:style-name="P59"><text:a xlink:type="simple" xlink:href="#__RefHeading___Toc794_1675799425" text:style-name="Index_20_Link" text:visited-style-name="Index_20_Link">Neue Inhaltstypen<text:tab/>2</text:a></text:p>
          <text:p text:style-name="P60"><text:a xlink:type="simple" xlink:href="#__RefHeading___Toc311_457268993" text:style-name="Index_20_Link" text:visited-style-name="Index_20_Link">Inhaltstyp „Liste“<text:tab/>2</text:a></text:p>
          <text:p text:style-name="P60"><text:a xlink:type="simple" xlink:href="#__RefHeading___Toc313_457268993" text:style-name="Index_20_Link" text:visited-style-name="Index_20_Link">Inhaltstyp „Link“<text:tab/>3</text:a></text:p>
          <text:p text:style-name="P60"><text:a xlink:type="simple" xlink:href="#__RefHeading___Toc297_457268993" text:style-name="Index_20_Link" text:visited-style-name="Index_20_Link">Inhaltstyp „Modul“<text:tab/>3</text:a></text:p>
          <text:p text:style-name="P60"><text:a xlink:type="simple" xlink:href="#__RefHeading___Toc371_686540462" text:style-name="Index_20_Link" text:visited-style-name="Index_20_Link">Inhaltstyp „Video“<text:tab/>4</text:a></text:p>
          <text:p text:style-name="P60"><text:a xlink:type="simple" xlink:href="#__RefHeading___Toc373_686540462" text:style-name="Index_20_Link" text:visited-style-name="Index_20_Link">Inhaltstyp „Audio“<text:tab/>4</text:a></text:p>
          <text:p text:style-name="P59"><text:a xlink:type="simple" xlink:href="#__RefHeading___Toc501_1318882124" text:style-name="Index_20_Link" text:visited-style-name="Index_20_Link">Klasse ModuleHelper hinzugefügt<text:tab/>4</text:a></text:p>
          <text:p text:style-name="P59"><text:a xlink:type="simple" xlink:href="#__RefHeading___Toc403_339886163" text:style-name="Index_20_Link" text:visited-style-name="Index_20_Link">post-install Scripts können nun auch manuell ausgeführt werden<text:tab/>5</text:a></text:p>
          <text:p text:style-name="P58"><text:a xlink:type="simple" xlink:href="#__RefHeading___Toc413_181751612" text:style-name="Index_20_Link" text:visited-style-name="Index_20_Link">Durchführung der Installation<text:tab/>5</text:a></text:p>
          <text:p text:style-name="P58"><text:a xlink:type="simple" xlink:href="#__RefHeading___Toc588_1061336504" text:style-name="Index_20_Link" text:visited-style-name="Index_20_Link">Durchführung eines Upgrades<text:tab/>6</text:a></text:p>
        </text:index-body>
      </text:table-of-content>
      <text:p text:style-name="P24"/>
      <text:h text:style-name="P49" text:outline-level="1"><text:bookmark-start text:name="__RefHeading___Toc467_918909501"/>Über dieses Dokument<text:bookmark-end text:name="__RefHeading___Toc467_918909501"/></text:h>
      <text:p text:style-name="P4">Dieses Dokument beschreibt die neuen Features in UliCMS 9.8.<text:span text:style-name="T5">4</text:span>.</text:p>
      <text:p text:style-name="P27"/>
      <text:h text:style-name="P52" text:outline-level="2"><text:bookmark-start text:name="__RefHeading___Toc481_1318882124"/>Zielgruppe<text:bookmark-end text:name="__RefHeading___Toc481_1318882124"/></text:h>
      <text:p text:style-name="P25">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11">UliCMS ist eine flexible Open Source Web Content Management Lösung aus Deutschland, die <text:span text:style-name="T9">unter einer BSD-Lizenz mit Advertising-Klausel lizenziert ist. </text:span></text:p>
      <text:p text:style-name="P12">UliCMS ermöglicht die Erstellung und Verwaltung von kleinen und mittelgroßen Websites.</text:p>
      <text:h text:style-name="Heading_20_1"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3">Diese Version von UliCMS enthält alle Features die in UliCMS 9.8.<text:span text:style-name="T5">3 </text:span>enthalten waren, sowie die folgenden neuen Features.</text:p>
      <text:p text:style-name="P3"/>
      <text:list xml:id="list4064151569605389571" text:style-name="L1">
        <text:list-item>
          <text:p text:style-name="P42">Neue Inhaltstypen hinzugefügt</text:p>
        </text:list-item>
        <text:list-item>
          <text:p text:style-name="P42">Klasse ModuleHelper hinzugefügt</text:p>
        </text:list-item>
        <text:list-item>
          <text:p text:style-name="P42">post-install Scripts können nun auch manuell ausgeführt werden</text:p>
        </text:list-item>
      </text:list>
      <text:h text:style-name="Heading_20_2" text:outline-level="2"><text:bookmark-start text:name="__RefHeading___Toc774_1675799425"/>Änderungen<text:bookmark-end text:name="__RefHeading___Toc774_1675799425"/></text:h>
      <text:p text:style-name="P5">Das Feld "Position" ist nun ein HTML5 Number Feld.</text:p>
      <text:h text:style-name="Heading_20_2" text:outline-level="2"><text:bookmark-start text:name="__RefHeading___Toc776_1675799425"/>Entfernte Features<text:bookmark-end text:name="__RefHeading___Toc776_1675799425"/></text:h>
      <text:p text:style-name="P26">Templates können nicht mehr direkt im CMS Browser bearbeitet werden.</text:p>
      <text:h text:style-name="P50" text:outline-level="1"><text:bookmark-start text:name="__RefHeading___Toc369_686540462"/>Detailbeschreibung der neuen Features<text:bookmark-end text:name="__RefHeading___Toc369_686540462"/></text:h>
      <text:h text:style-name="P53" text:outline-level="2"><text:bookmark-start text:name="__RefHeading___Toc794_1675799425"/>Neue Inhaltstypen<text:bookmark-end text:name="__RefHeading___Toc794_1675799425"/></text:h>
      <text:p text:style-name="P14">Bisher konnte man unter „Seiten“ als Typ lediglich „Seite“ auswählen.</text:p>
      <text:p text:style-name="P14">Es wurden die folgenden Typen hinzugefügt:</text:p>
      <text:list xml:id="list4250835199979340920" text:style-name="L2">
        <text:list-item>
          <text:p text:style-name="P28">Liste</text:p>
        </text:list-item>
        <text:list-item>
          <text:p text:style-name="P28">Link</text:p>
        </text:list-item>
        <text:list-item>
          <text:p text:style-name="P28">Modul</text:p>
        </text:list-item>
        <text:list-item>
          <text:p text:style-name="P28">Video</text:p>
        </text:list-item>
        <text:list-item>
          <text:p text:style-name="P28">Audio</text:p>
        </text:list-item>
      </text:list>
      <text:p text:style-name="P15"/>
      <text:p text:style-name="P15"><draw:frame draw:style-name="fr1" draw:name="Rahmen2" text:anchor-type="paragraph" svg:width="11.97cm" svg:height="3.674cm" style:rel-height="scale-min" draw:z-index="2"><draw:text-box><text:p text:style-name="Illustration"><draw:frame draw:style-name="fr8" draw:name="Bild3" text:anchor-type="paragraph" svg:width="11.97cm" svg:height="3.674cm" style:rel-height="scale" draw:z-index="3"><draw:image xlink:href="Pictures/100002010000034500000101F95C415857DE82C1.png" xlink:type="simple" xlink:show="embed" xlink:actuate="onLoad"/></draw:frame>Abbildung <text:sequence text:ref-name="refIllustration0" text:name="Illustration" text:formula="ooow:Illustration+1" style:num-format="1">1</text:sequence>: Auswahl des Inhaltstyps</text:p></draw:text-box></draw:frame></text:p>
      <text:h text:style-name="P57" text:outline-level="3"><text:bookmark-start text:name="__RefHeading___Toc311_457268993"/>Inhaltstyp „Liste“<text:bookmark-end text:name="__RefHeading___Toc311_457268993"/></text:h>
      <text:p text:style-name="P19"><text:span text:style-name="T1">Der Inhalstyp „Liste“ ist eine Liste von Links auf Basis eines Filters. </text:span><text:span text:style-name="T3">Unter „Eigenschaften der Liste“ können Sie auswählen, wonach gefiltert werden soll. Sie können auswählen, nach welcher Datenbankspalte sortiert werden soll, aufsteigend oder absteigend, und ein Limit, wie viel Datensätze maximal angezeigt werden.</text:span></text:p>
      <text:p text:style-name="P19"><draw:frame draw:style-name="fr2" draw:name="Rahmen5" text:anchor-type="paragraph" svg:width="17.013cm" draw:z-index="8"><draw:text-box fo:min-height="10.423cm"><text:p text:style-name="Illustration"><draw:frame draw:style-name="fr8" draw:name="Bild6" text:anchor-type="paragraph" svg:width="17.013cm" svg:height="10.423cm" style:rel-height="scale" draw:z-index="9"><draw:image xlink:href="Pictures/100000000000034F00000207C039B9C539F6607D.png" xlink:type="simple" xlink:show="embed" xlink:actuate="onLoad"/></draw:frame>Abbildung <text:sequence text:ref-name="refIllustration1" text:name="Illustration" text:formula="ooow:Illustration+1" style:num-format="1">2</text:sequence>: Einstellungen der Liste</text:p></draw:text-box></draw:frame><text:soft-page-break/></text:p>
      <text:h text:style-name="P57" text:outline-level="3"><text:bookmark-start text:name="__RefHeading___Toc313_457268993"/>Inhaltstyp „Link“<text:bookmark-end text:name="__RefHeading___Toc313_457268993"/></text:h>
      <text:p text:style-name="P20">Wählen Sie diesen Menüpunkt, um einen Link auf eine externe URL in das Menü einzufügen.</text:p>
      <text:p text:style-name="P20"><draw:frame draw:style-name="fr2" draw:name="Rahmen1" text:anchor-type="paragraph" svg:width="17.013cm" draw:z-index="6"><draw:text-box fo:min-height="2.614cm"><text:p text:style-name="Illustration"><draw:frame draw:style-name="fr8" draw:name="Bild5" text:anchor-type="paragraph" svg:width="17.013cm" svg:height="2.614cm" style:rel-height="scale" draw:z-index="7"><draw:image xlink:href="Pictures/100002010000034E00000082F21FDF22E0972965.png" xlink:type="simple" xlink:show="embed" xlink:actuate="onLoad"/></draw:frame>Abbildung <text:sequence text:ref-name="refIllustration2" text:name="Illustration" text:formula="ooow:Illustration+1" style:num-format="1">3</text:sequence>: Eingabe eines externen Links</text:p></draw:text-box></draw:frame></text:p>
      <text:h text:style-name="P56" text:outline-level="3"><text:bookmark-start text:name="__RefHeading___Toc297_457268993"/>Inhaltstyp „Modul“<text:bookmark-end text:name="__RefHeading___Toc297_457268993"/></text:h>
      <text:p text:style-name="P16">Dieser Inhaltstyp ermöglicht die Einbindung eines Frontendmoduls.Im Tab „Modul“ können Sie auswählen, welches Modul geladen werden soll. Sie können außerdem einen Beschreibungstext eingeben. Sie können den Beschreibungstext vor oder nach dem Modul anzeigen <text:span text:style-name="T6">lassen</text:span>.</text:p>
      <text:h text:style-name="P54" text:outline-level="2"><draw:frame draw:style-name="fr2" draw:name="Rahmen4" text:anchor-type="paragraph" svg:width="17.013cm" draw:z-index="4"><draw:text-box fo:min-height="2.475cm"><text:p text:style-name="Illustration"><draw:frame draw:style-name="fr8" draw:name="Bild4" text:anchor-type="paragraph" svg:width="17.013cm" svg:height="2.475cm" style:rel-height="scale" draw:z-index="5"><draw:image xlink:href="Pictures/100002010000034D0000007B11B8C8369B8D191C.png" xlink:type="simple" xlink:show="embed" xlink:actuate="onLoad"/></draw:frame>Abbildung <text:sequence text:ref-name="refIllustration3" text:name="Illustration" text:formula="ooow:Illustration+1" style:num-format="1">4</text:sequence>: Poisition der Beschreibung</text:p></draw:text-box></draw:frame><draw:frame draw:style-name="fr3" draw:name="Rahmen3" text:anchor-type="paragraph" svg:width="17.013cm" draw:z-index="1"><draw:text-box fo:min-height="2.475cm"><text:p text:style-name="P21"/></draw:text-box></draw:frame><text:soft-page-break/></text:h>
      <text:h text:style-name="Heading_20_3" text:outline-level="3"><text:bookmark-start text:name="__RefHeading___Toc371_686540462"/><text:span text:style-name="T1">Inhaltstyp „</text:span><text:span text:style-name="T4">Video</text:span><text:span text:style-name="T1">“</text:span><text:bookmark-end text:name="__RefHeading___Toc371_686540462"/></text:h>
      <text:p text:style-name="P17">Dieser Inhaltstyp ermöglicht die Einbindung eines HTML 5 Video Players.<text:line-break/>Im Tab „Video“ können Sie auswählen, welches Video angezeigt werden soll. Das Video muss zuerst unter „Medien“ &gt; „Videos“ hochgeladen werden. Sie können außerdem einen Beschreibungstext eingeben. Sie können den Beschreibungstext vor oder nach dem Video anzeigen lassen.</text:p>
      <text:h text:style-name="Heading_20_3" text:outline-level="3"><text:bookmark-start text:name="__RefHeading___Toc373_686540462"/><text:span text:style-name="T1">Inhaltstyp „</text:span><text:span text:style-name="T2">Audio</text:span><text:span text:style-name="T1">“</text:span><text:bookmark-end text:name="__RefHeading___Toc373_686540462"/></text:h>
      <text:p text:style-name="P18">Dieser Inhaltstyp ermöglicht die Einbindung eines HTML 5 Audio Players.<text:line-break/>Im Tab „Audio“ können Sie auswählen, welcher Audioplayer angezeigt werden soll. Die Audiodatei muss zuerst unter „Medien“ &gt; „<text:span text:style-name="T7">Audio</text:span>“ hochgeladen werden. Sie können außerdem einen Beschreibungstext eingeben. Sie können den Beschreibungstext vor oder nach dem Audioplayer anzeigen lassen.</text:p>
      <text:p text:style-name="P18"/>
      <text:h text:style-name="Heading_20_2" text:outline-level="2"><text:bookmark-start text:name="__RefHeading___Toc501_1318882124"/>Klasse ModuleHelper hinzugefügt<text:bookmark-end text:name="__RefHeading___Toc501_1318882124"/></text:h>
      <text:p text:style-name="P22">Die Klasse ModuleHelper wurde hinzugefügt.</text:p>
      <text:p text:style-name="P22">Diese enthält die folgenden Funktionen</text:p>
      <text:p text:style-name="P7">ModuleHelper::buildAdminURL($module, $suffix = null)</text:p>
      <text:p text:style-name="Standard"/>
      <text:p text:style-name="P6">Gibt eine URL zum Adminbereich des Moduls $module zurück. Weitere Parameter als GET Parameter können in der Variable $suffix mitgegeben werden.</text:p>
      <text:p text:style-name="P6"/>
      <text:p text:style-name="P8">ModuleHelper::getAllEmbedModules()</text:p>
      <text:p text:style-name="P9"/>
      <text:p text:style-name="Standard">Gibt ein Array <text:span text:style-name="T8">mit den Namen aller einbettbaren Module zurück.</text:span></text:p>
      <text:p text:style-name="Standard"/>
      <text:p text:style-name="P7">ModuleHelper::isEmbedModule($module)</text:p>
      <text:p text:style-name="Standard"/>
      <text:p text:style-name="P10">Prüft, ob $module ein einbettbares Modul ist und gibt eine Boolean zurück.</text:p>
      <text:p text:style-name="P10"/>
      <text:p text:style-name="P10"/>
      <text:h text:style-name="P55" text:outline-level="2"><text:bookmark-start text:name="__RefHeading___Toc403_339886163"/>post-install Scripts können nun auch manuell ausgeführt werden<text:bookmark-end text:name="__RefHeading___Toc403_339886163"/></text:h>
      <text:p text:style-name="P23">Wenn man ein Modul per FTP hochlädt, welches ein post-install Script enthält, weißt UliCMS nun darauf hin, dass ein Modul unvollständig installiert ist, und ermöglicht, das post-install Script manuell auszuführen.</text:p>
      <text:h text:style-name="P48" text:outline-level="1"><draw:frame draw:style-name="fr2" draw:name="Rahmen6" text:anchor-type="paragraph" svg:width="17.013cm" draw:z-index="10"><draw:text-box fo:min-height="2.586cm"><text:p text:style-name="Illustration"><draw:frame draw:style-name="fr8" draw:name="Bild7" text:anchor-type="paragraph" svg:width="17.013cm" svg:height="2.586cm" style:rel-height="scale" draw:z-index="11"><draw:image xlink:href="Pictures/10000201000003430000007FE9419BCF1B499082.png" xlink:type="simple" xlink:show="embed" xlink:actuate="onLoad"/></draw:frame>Abbildung <text:sequence text:ref-name="refIllustration4" text:name="Illustration" text:formula="ooow:Illustration+1" style:num-format="1">5</text:sequence>: Hinweis auf unvollständige Paketinstallation</text:p></draw:text-box></draw:frame></text:h>
      <text:h text:style-name="P48" text:outline-level="1"><text:bookmark-start text:name="__RefHeading___Toc413_181751612"/><text:span text:style-name="T11">Durchführung der </text:span>Installation<text:bookmark-end text:name="__RefHeading___Toc413_181751612"/></text:h>
      <text:list xml:id="list8777102631288950673" text:style-name="L3">
        <text:list-item>
          <text:p text:style-name="P29">Entpacken Sie die heruntergeladene zip-Datei.</text:p>
        </text:list-item>
        <text:list-item>
          <text:p text:style-name="P29">Verbinden Sie sich per FTP mit dem Webserver und laden Sie den Inhalt des Ordners „ulicms“ in den Hauptordner oder einen Unterordner hoch.</text:p>
        </text:list-item>
        <text:list-item>
          <text:p text:style-name="P29">Wenn Sie UliCMS in de<text:span text:style-name="T13">m</text:span> Hauptordner hochgeladen haben, rufen Sie [www.ihredomain.de]/installer im Browser auf.</text:p>
        </text:list-item>
        <text:list-item>
          <text:p text:style-name="P29">Wenn Sie UliCMS in eine<text:span text:style-name="T13">m</text:span> Unterordner hochgeladen haben, rufen Sie [www.ihredomain.de]/[ihr-unterordner]/installer im Browser auf.<text:line-break/>Die eckigen Klammern sind Platzhalter.</text:p>
        </text:list-item>
        <text:list-item>
          <text:p text:style-name="P29">Folgen Sie den Anweisungen des Installationsassistenten.</text:p>
        </text:list-item>
        <text:list-item>
          <text:p text:style-name="P29">Löschen Sie nach erfolgreichen Abschluss der Installation den Ordner „installer“ vom Server.</text:p>
        </text:list-item>
      </text:list>
      <text:h text:style-name="P51" text:outline-level="1"><text:bookmark-start text:name="__RefHeading___Toc588_1061336504"/><text:span text:style-name="T11">Durchführung eines Upgrades</text:span><text:bookmark-end text:name="__RefHeading___Toc588_1061336504"/></text:h>
      <text:p text:style-name="P43"/>
      <text:list xml:id="list5678417002060137332" text:style-name="L4">
        <text:list-item>
          <text:p text:style-name="P33"><text:span text:style-name="T12">Entpacken Sie das heruntergeladene Upgrade-Paket.</text:span></text:p>
        </text:list-item>
        <text:list-item>
          <text:p text:style-name="P33"><text:span text:style-name="T12">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span></text:p>
        </text:list-item>
        <text:list-item>
          <text:p text:style-name="P34">Überprüfen Sie ob die Dateiberechtigungen weiterhin korrekt gesetzt sind. Die Datei „update.php“, sowie der Ordner „content“ müssen die Dateirechte auf 0755 stehen haben.</text:p>
        </text:list-item>
        <text:list-item>
          <text:p text:style-name="P30"><draw:frame draw:style-name="fr4" draw:name="Rahmen7" text:anchor-type="paragraph" svg:x="2.708cm" svg:y="-0.171cm" svg:width="6.881cm" draw:z-index="21"><draw:text-box fo:min-height="8.183cm"><text:p text:style-name="Illustration"><draw:frame draw:style-name="fr9" draw:name="Bild10" text:anchor-type="paragraph" svg:width="6.881cm" svg:height="8.183cm" style:rel-height="scale" draw:z-index="22"><draw:image xlink:href="Pictures/100002010000013D0000017991745D3E91AC99AE.png" xlink:type="simple" xlink:show="embed" xlink:actuate="onLoad"/></draw:frame>Abbildung <text:sequence text:ref-name="refIllustration5" text:name="Illustration" text:formula="ooow:Illustration+1" style:num-format="1">6</text:sequence>: Abbildung, setzen der Datei-Berechtigungen auf dem FTP-Server</text:p></draw:text-box></draw:frame>Wenn Sie UliCMS in de<text:span text:style-name="T13">m</text:span> Hauptordner <text:span text:style-name="T13">installiert</text:span> haben, rufen Sie [www.ihredomain.de]/<text:span text:style-name="T13">update.php</text:span> im Browser auf.</text:p>
        </text:list-item>
        <text:list-item>
          <text:p text:style-name="P31">Wenn Sie UliCMS in einen Unterordner hochgeladen haben, rufen Sie [www.ihredomain.de]/[ihr-unterordner]/<text:span text:style-name="T13">update.php</text:span> im Browser auf.<text:line-break/>Die eckigen Klammern sind Platzhalter.<text:line-break/><text:line-break/><text:span text:style-name="T13">Das update-Skript aktualisiert die Datenbank.<text:line-break/></text:span></text:p>
        </text:list-item>
        <text:list-item>
          <text:p text:style-name="P39"><text:span text:style-name="T13">Loggen Sie sich nun in das CMS ein, prüfen Sie, ob eine Paketquelle für diese Version von UliCMS ausgewählt ist.</text:span></text:p>
        </text:list-item>
        <text:list-item>
          <text:p text:style-name="P38">Falls Patches für UliCMS verfügbar sind, installieren Sie diese.</text:p>
        </text:list-item>
        <text:list-item>
          <text:p text:style-name="P35">Leeren Sie den Cache des CMS.</text:p>
        </text:list-item>
        <text:list-item>
          <text:p text:style-name="P36">Rufen Sie „Pakete“ auf, und merken Sie sich alle Pakete, deren Versionsnummer rot markiert ist. Installieren Sie die neuen Versionen dieser Pakete.</text:p>
        </text:list-item>
        <text:list-item>
          <text:p text:style-name="P36">Falls Probleme mit Modulen und Themes auftreten, die nicht aus der Paketquelle stammen, prüfen Sie, ob von diesen Paketen beim Hersteller eine neue Version verfügbar ist, und installieren Sie diese gegebenenfalls.</text:p>
        </text:list-item>
      </text:lis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20"><draw:image xlink:href="Pictures/10000201000002D100000092039227BF61ACA796.png" xlink:type="simple" xlink:show="embed" xlink:actuate="onLoad"/></draw:frame><text:page-number text:select-page="current">7</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06-20T18:41:58.833000236">20.06.2016</text:date></text:p>
      </style:footer>
    </style:master-page>
    <style:master-page style:name="Index" style:page-layout-name="Mpm3">
      <style:footer>
        <text:p text:style-name="Footer"><draw:frame draw:style-name="Mfr1" draw:name="Bild8" text:anchor-type="paragraph" svg:width="6.105cm" svg:height="1.236cm" draw:z-index="13"><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0H1M25S</meta:editing-duration>
    <meta:editing-cycles>371</meta:editing-cycles>
    <meta:generator>LibreOffice/5.0.6.3$Windows_x86 LibreOffice_project/490fc03b25318460cfc54456516ea2519c11d1aa</meta:generator>
    <dc:date>2016-06-20T18:41:58.717000000</dc:date>
    <meta:document-statistic meta:table-count="0" meta:image-count="10" meta:object-count="0" meta:page-count="9" meta:paragraph-count="93" meta:word-count="868" meta:character-count="6248" meta:non-whitespace-character-count="5494"/>
  </office:meta>
</office:document-meta>
</file>